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Cach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ckDisk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.r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lockDiskCach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BlockDiskCache.freeBlocks( int [ ] blocksToF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.processUpdate( ICacheElement 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lockDiskCache.disposeInter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lockDiskCache.process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lockDiskCache.processGetMatching(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lockDiskCache.process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ckDiskCache.processGet( Serializable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lockDiskCache.BlockDiskCache( BlockDiskCacheAttributes cache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lockDiskCache.processRemove( Serializable key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BlockDiskCache.getGroupKeys( String grou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lockDiskCache.verifyDis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lockDiskCache.getDisk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